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L1"/>
    <style:style style:name="P2" style:family="paragraph" style:parent-style-name="Standard" style:list-style-name="L1"/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font-name="Wingdings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Wingdings"/>
    </style:style>
    <style:style style:name="T5" style:family="text"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omjin Han</text:p>
      <text:p text:style-name="Standard">CSc 134 - 01</text:p>
      <text:p text:style-name="Standard">Dr. Ying Jin </text:p>
      <text:p text:style-name="Standard"/>
      <text:p text:style-name="P3">Assignment 6</text:p>
      <text:p text:style-name="Standard"/>
      <text:p text:style-name="Standard"/>
      <text:list xml:id="list1334136830258097162" text:style-name="L1">
        <text:list-item>
          <text:p text:style-name="P2">F = {a<text:span text:style-name="T1"></text:span>b, b<text:span text:style-name="T1"></text:span>c, c<text:span text:style-name="T1"></text:span> {d,e}} is given.<text:line-break/>Finding out {b}<text:span text:style-name="T2">+</text:span><text:span text:style-name="T3">.<text:line-break/>b</text:span><text:span text:style-name="T4"></text:span><text:span text:style-name="T3">c<text:line-break/>c</text:span><text:span text:style-name="T4"></text:span><text:span text:style-name="T3"> {d,e}<text:line-break/>Therefore, {b}</text:span><text:span text:style-name="T2">+ <text:s/></text:span><text:span text:style-name="T3">= {b, c, d, e}<text:line-break/></text:span></text:p>
        </text:list-item>
        <text:list-item>
          <text:p text:style-name="P1">R(x,y, z, w, k, t)<text:line-break/>two keys: (x,y) and z<text:line-break/>F = { {x,y} <text:span text:style-name="T1"></text:span> {z,w,k,t}, <text:s/>z <text:span text:style-name="T1"></text:span> {x,y,w,k,t }, y<text:span text:style-name="T1"></text:span>t}<text:line-break/><text:line-break/>Looking at t, {x, y} <text:span text:style-name="T1"></text:span><text:span text:style-name="T5"> t and y</text:span><text:span text:style-name="T1"></text:span><text:span text:style-name="T5">t meaning that t is not fully functionally dependent on {x, y}.<text:line-break/>Because of fd1 and fd3, R is not in 2NF.</text:span><text:line-break/>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30T10:06:12.21</meta:creation-date>
    <dc:date>2019-04-30T11:15:35.07</dc:date>
    <meta:editing-duration>PT1H9M22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6" meta:word-count="97" meta:character-count="377"/>
  </office:meta>
</office:document-meta>
</file>